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38.3pt"/>
    </style:style>
    <style:style style:name="co3" style:family="table-column">
      <style:table-column-properties fo:break-before="auto" style:column-width="38.95pt"/>
    </style:style>
    <style:style style:name="co4" style:family="table-column">
      <style:table-column-properties fo:break-before="auto" style:column-width="32.29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36.96pt"/>
    </style:style>
    <style:style style:name="co7" style:family="table-column">
      <style:table-column-properties fo:break-before="auto" style:column-width="18.3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9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Xmid</text:p>
          </table:table-cell>
          <table:table-cell table:style-name="ce1" office:value-type="string" calcext:value-type="string">
            <text:p>Ymid</text:p>
          </table:table-cell>
          <table:table-cell table:style-name="ce1" office:value-type="string" calcext:value-type="string">
            <text:p>Wid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Ang</text:p>
          </table:table-cell>
          <table:table-cell/>
          <table:table-cell office:value-type="string" calcext:value-type="string">
            <text:p>Ratio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2" calcext:value-type="float">
            <text:p>23.92</text:p>
          </table:table-cell>
          <table:table-cell office:value-type="float" office:value="427.38" calcext:value-type="float">
            <text:p>427.38</text:p>
          </table:table-cell>
          <table:table-cell office:value-type="float" office:value="11.37" calcext:value-type="float">
            <text:p>11.37</text:p>
          </table:table-cell>
          <table:table-cell office:value-type="float" office:value="6.67" calcext:value-type="float">
            <text:p>6.67</text:p>
          </table:table-cell>
          <table:table-cell office:value-type="float" office:value="-78.69" calcext:value-type="float">
            <text:p>-78.69</text:p>
          </table:table-cell>
          <table:table-cell/>
          <table:table-cell table:style-name="Default" table:formula="of:=[.D3]/[.E3]" office:value-type="float" office:value="1.70464767616192" calcext:value-type="float">
            <text:p>1.704647676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.53" calcext:value-type="float">
            <text:p>44.53</text:p>
          </table:table-cell>
          <table:table-cell office:value-type="float" office:value="425.71" calcext:value-type="float">
            <text:p>425.71</text:p>
          </table:table-cell>
          <table:table-cell office:value-type="float" office:value="28" calcext:value-type="float">
            <text:p>28</text:p>
          </table:table-cell>
          <table:table-cell office:value-type="float" office:value="6.08" calcext:value-type="float">
            <text:p>6.08</text:p>
          </table:table-cell>
          <table:table-cell office:value-type="float" office:value="-8.13" calcext:value-type="float">
            <text:p>-8.13</text:p>
          </table:table-cell>
          <table:table-cell/>
          <table:table-cell table:style-name="Default" table:formula="of:=[.D4]/[.E4]" office:value-type="float" office:value="4.60526315789474" calcext:value-type="float">
            <text:p>4.6052631579</text:p>
          </table:table-cell>
          <table:table-cell table:formula="of:=[.$H$3]/[.H4]" office:value-type="float" office:value="0.370152066823731" calcext:value-type="float">
            <text:p>0.370152066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88" calcext:value-type="float">
            <text:p>13.88</text:p>
          </table:table-cell>
          <table:table-cell office:value-type="float" office:value="407.45" calcext:value-type="float">
            <text:p>407.45</text:p>
          </table:table-cell>
          <table:table-cell office:value-type="float" office:value="26.24" calcext:value-type="float">
            <text:p>26.24</text:p>
          </table:table-cell>
          <table:table-cell office:value-type="float" office:value="9.22" calcext:value-type="float">
            <text:p>9.22</text:p>
          </table:table-cell>
          <table:table-cell office:value-type="float" office:value="-85.24" calcext:value-type="float">
            <text:p>-85.24</text:p>
          </table:table-cell>
          <table:table-cell/>
          <table:table-cell table:style-name="Default" table:formula="of:=[.D5]/[.E5]" office:value-type="float" office:value="2.84598698481562" calcext:value-type="float">
            <text:p>2.8459869848</text:p>
          </table:table-cell>
          <table:table-cell table:formula="of:=[.$H$3]/[.H5]" office:value-type="float" office:value="0.598965380114821" calcext:value-type="float">
            <text:p>0.598965380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87" calcext:value-type="float">
            <text:p>36.87</text:p>
          </table:table-cell>
          <table:table-cell office:value-type="float" office:value="388.06" calcext:value-type="float">
            <text:p>388.06</text:p>
          </table:table-cell>
          <table:table-cell office:value-type="float" office:value="71.09" calcext:value-type="float">
            <text:p>71.09</text:p>
          </table:table-cell>
          <table:table-cell office:value-type="float" office:value="10.17" calcext:value-type="float">
            <text:p>10.17</text:p>
          </table:table-cell>
          <table:table-cell office:value-type="float" office:value="-10.08" calcext:value-type="float">
            <text:p>-10.08</text:p>
          </table:table-cell>
          <table:table-cell/>
          <table:table-cell table:style-name="Default" table:formula="of:=[.D6]/[.E6]" office:value-type="float" office:value="6.99016715830875" calcext:value-type="float">
            <text:p>6.9901671583</text:p>
          </table:table-cell>
          <table:table-cell table:formula="of:=[.$H$3]/[.H6]" office:value-type="float" office:value="0.243863649832138" calcext:value-type="float">
            <text:p>0.243863649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11" calcext:value-type="float">
            <text:p>30.11</text:p>
          </table:table-cell>
          <table:table-cell office:value-type="float" office:value="364.07" calcext:value-type="float">
            <text:p>364.07</text:p>
          </table:table-cell>
          <table:table-cell office:value-type="float" office:value="25.74" calcext:value-type="float">
            <text:p>25.74</text:p>
          </table:table-cell>
          <table:table-cell office:value-type="float" office:value="4.98" calcext:value-type="float">
            <text:p>4.98</text:p>
          </table:table-cell>
          <table:table-cell office:value-type="float" office:value="-10.62" calcext:value-type="float">
            <text:p>-10.62</text:p>
          </table:table-cell>
          <table:table-cell/>
          <table:table-cell table:style-name="Default" table:formula="of:=[.D7]/[.E7]" office:value-type="float" office:value="5.16867469879518" calcext:value-type="float">
            <text:p>5.1686746988</text:p>
          </table:table-cell>
          <table:table-cell table:formula="of:=[.$H$3]/[.H7]" office:value-type="float" office:value="0.329803629653705" calcext:value-type="float">
            <text:p>0.329803629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.94" calcext:value-type="float">
            <text:p>119.94</text:p>
          </table:table-cell>
          <table:table-cell office:value-type="float" office:value="351.7" calcext:value-type="float">
            <text:p>351.7</text:p>
          </table:table-cell>
          <table:table-cell office:value-type="float" office:value="11.66" calcext:value-type="float">
            <text:p>11.66</text:p>
          </table:table-cell>
          <table:table-cell office:value-type="float" office:value="4.27" calcext:value-type="float">
            <text:p>4.27</text:p>
          </table:table-cell>
          <table:table-cell office:value-type="float" office:value="-29.05" calcext:value-type="float">
            <text:p>-29.05</text:p>
          </table:table-cell>
          <table:table-cell/>
          <table:table-cell table:style-name="Default" table:formula="of:=[.D8]/[.E8]" office:value-type="float" office:value="2.73067915690867" calcext:value-type="float">
            <text:p>2.7306791569</text:p>
          </table:table-cell>
          <table:table-cell table:formula="of:=[.$H$3]/[.H8]" office:value-type="float" office:value="0.624257768199948" calcext:value-type="float">
            <text:p>0.624257768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306.5" calcext:value-type="float">
            <text:p>306.5</text:p>
          </table:table-cell>
          <table:table-cell office:value-type="float" office:value="10.77" calcext:value-type="float">
            <text:p>10.77</text:p>
          </table:table-cell>
          <table:table-cell office:value-type="float" office:value="5.76" calcext:value-type="float">
            <text:p>5.76</text:p>
          </table:table-cell>
          <table:table-cell office:value-type="float" office:value="-21.8" calcext:value-type="float">
            <text:p>-21.8</text:p>
          </table:table-cell>
          <table:table-cell/>
          <table:table-cell table:style-name="Default" table:formula="of:=[.D9]/[.E9]" office:value-type="float" office:value="1.86979166666667" calcext:value-type="float">
            <text:p>1.8697916667</text:p>
          </table:table-cell>
          <table:table-cell table:formula="of:=[.$H$3]/[.H9]" office:value-type="float" office:value="0.911677865802475" calcext:value-type="float">
            <text:p>0.9116778658</text:p>
          </table:table-cell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09.88" calcext:value-type="float">
            <text:p>309.88</text:p>
          </table:table-cell>
          <table:table-cell table:style-name="ce1" office:value-type="float" office:value="305.19" calcext:value-type="float">
            <text:p>305.19</text:p>
          </table:table-cell>
          <table:table-cell table:style-name="ce1" office:value-type="float" office:value="50.82" calcext:value-type="float">
            <text:p>50.82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-80.73" calcext:value-type="float">
            <text:p>-80.73</text:p>
          </table:table-cell>
          <table:table-cell table:style-name="ce1"/>
          <table:table-cell table:style-name="ce3" table:formula="of:=[.D10]/[.E10]" office:value-type="float" office:value="5.1178247734139" calcext:value-type="float">
            <text:p>5.1178247734</text:p>
          </table:table-cell>
          <table:table-cell table:style-name="ce1" table:formula="of:=[.$H$3]/[.H10]" office:value-type="float" office:value="0.333080508152063" calcext:value-type="float">
            <text:p>0.3330805082</text:p>
          </table:table-cell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05.13" calcext:value-type="float">
            <text:p>305.13</text:p>
          </table:table-cell>
          <table:table-cell table:style-name="ce1" office:value-type="float" office:value="285.51" calcext:value-type="float">
            <text:p>285.51</text:p>
          </table:table-cell>
          <table:table-cell table:style-name="ce1" office:value-type="float" office:value="63.4" calcext:value-type="float">
            <text:p>63.4</text:p>
          </table:table-cell>
          <table:table-cell table:style-name="ce1" office:value-type="float" office:value="21.15" calcext:value-type="float">
            <text:p>21.15</text:p>
          </table:table-cell>
          <table:table-cell table:style-name="ce1" office:value-type="float" office:value="-86.25" calcext:value-type="float">
            <text:p>-86.25</text:p>
          </table:table-cell>
          <table:table-cell table:style-name="ce1"/>
          <table:table-cell table:style-name="ce3" table:formula="of:=[.D11]/[.E11]" office:value-type="float" office:value="2.99763593380615" calcext:value-type="float">
            <text:p>2.9976359338</text:p>
          </table:table-cell>
          <table:table-cell table:style-name="ce1" table:formula="of:=[.$H$3]/[.H11]" office:value-type="float" office:value="0.568664011842659" calcext:value-type="float">
            <text:p>0.5686640118</text:p>
          </table:table-cell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95.44" calcext:value-type="float">
            <text:p>395.44</text:p>
          </table:table-cell>
          <table:table-cell table:style-name="ce1" office:value-type="float" office:value="263.86" calcext:value-type="float">
            <text:p>263.86</text:p>
          </table:table-cell>
          <table:table-cell table:style-name="ce1" office:value-type="float" office:value="75.33" calcext:value-type="float">
            <text:p>75.33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-5.36" calcext:value-type="float">
            <text:p>-5.36</text:p>
          </table:table-cell>
          <table:table-cell table:style-name="ce1"/>
          <table:table-cell table:style-name="ce3" table:formula="of:=[.D12]/[.E12]" office:value-type="float" office:value="29.5411764705882" calcext:value-type="float">
            <text:p>29.5411764706</text:p>
          </table:table-cell>
          <table:table-cell table:style-name="ce1" table:formula="of:=[.$H$3]/[.H12]" office:value-type="float" office:value="0.0577041228489698" calcext:value-type="float">
            <text:p>0.0577041228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11.5" calcext:value-type="float">
            <text:p>211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0" calcext:value-type="float">
            <text:p>0</text:p>
          </table:table-cell>
          <table:table-cell/>
          <table:table-cell table:style-name="Default" table:formula="of:=[.D13]/[.E13]" office:value-type="float" office:value="1.09090909090909" calcext:value-type="float">
            <text:p>1.0909090909</text:p>
          </table:table-cell>
          <table:table-cell table:formula="of:=[.$H$3]/[.H13]" office:value-type="float" office:value="1.56259370314843" calcext:value-type="float">
            <text:p>1.562593703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49" calcext:value-type="float">
            <text:p>15.49</text:p>
          </table:table-cell>
          <table:table-cell office:value-type="float" office:value="201.96" calcext:value-type="float">
            <text:p>201.96</text:p>
          </table:table-cell>
          <table:table-cell office:value-type="float" office:value="28.89" calcext:value-type="float">
            <text:p>28.89</text:p>
          </table:table-cell>
          <table:table-cell office:value-type="float" office:value="5.28" calcext:value-type="float">
            <text:p>5.28</text:p>
          </table:table-cell>
          <table:table-cell office:value-type="float" office:value="-10.3" calcext:value-type="float">
            <text:p>-10.3</text:p>
          </table:table-cell>
          <table:table-cell/>
          <table:table-cell table:style-name="Default" table:formula="of:=[.D14]/[.E14]" office:value-type="float" office:value="5.47159090909091" calcext:value-type="float">
            <text:p>5.4715909091</text:p>
          </table:table-cell>
          <table:table-cell table:formula="of:=[.$H$3]/[.H14]" office:value-type="float" office:value="0.31154516199844" calcext:value-type="float">
            <text:p>0.31154516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01.5" calcext:value-type="float">
            <text:p>201.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0" calcext:value-type="float">
            <text:p>0</text:p>
          </table:table-cell>
          <table:table-cell/>
          <table:table-cell table:style-name="Default" table:formula="of:=[.D15]/[.E15]" office:value-type="float" office:value="1.38461538461538" calcext:value-type="float">
            <text:p>1.3846153846</text:p>
          </table:table-cell>
          <table:table-cell table:formula="of:=[.$H$3]/[.H15]" office:value-type="float" office:value="1.23113443278361" calcext:value-type="float">
            <text:p>1.231134432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8.66" calcext:value-type="float">
            <text:p>108.66</text:p>
          </table:table-cell>
          <table:table-cell office:value-type="float" office:value="195.05" calcext:value-type="float">
            <text:p>195.05</text:p>
          </table:table-cell>
          <table:table-cell office:value-type="float" office:value="33.34" calcext:value-type="float">
            <text:p>33.34</text:p>
          </table:table-cell>
          <table:table-cell office:value-type="float" office:value="4.9" calcext:value-type="float">
            <text:p>4.9</text:p>
          </table:table-cell>
          <table:table-cell office:value-type="float" office:value="-5.91" calcext:value-type="float">
            <text:p>-5.91</text:p>
          </table:table-cell>
          <table:table-cell/>
          <table:table-cell table:style-name="Default" table:formula="of:=[.D16]/[.E16]" office:value-type="float" office:value="6.80408163265306" calcext:value-type="float">
            <text:p>6.8040816327</text:p>
          </table:table-cell>
          <table:table-cell table:formula="of:=[.$H$3]/[.H16]" office:value-type="float" office:value="0.250533101775447" calcext:value-type="float">
            <text:p>0.250533101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91.5" calcext:value-type="float">
            <text:p>191.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0" calcext:value-type="float">
            <text:p>0</text:p>
          </table:table-cell>
          <table:table-cell/>
          <table:table-cell table:style-name="Default" table:formula="of:=[.D17]/[.E17]" office:value-type="float" office:value="2.57142857142857" calcext:value-type="float">
            <text:p>2.5714285714</text:p>
          </table:table-cell>
          <table:table-cell table:formula="of:=[.$H$3]/[.H17]" office:value-type="float" office:value="0.662918540729635" calcext:value-type="float">
            <text:p>0.6629185407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.3" calcext:value-type="float">
            <text:p>40.3</text:p>
          </table:table-cell>
          <table:table-cell office:value-type="float" office:value="182.47" calcext:value-type="float">
            <text:p>182.47</text:p>
          </table:table-cell>
          <table:table-cell office:value-type="float" office:value="18.01" calcext:value-type="float">
            <text:p>18.01</text:p>
          </table:table-cell>
          <table:table-cell office:value-type="float" office:value="8.16" calcext:value-type="float">
            <text:p>8.16</text:p>
          </table:table-cell>
          <table:table-cell office:value-type="float" office:value="-5.71" calcext:value-type="float">
            <text:p>-5.71</text:p>
          </table:table-cell>
          <table:table-cell/>
          <table:table-cell table:style-name="Default" table:formula="of:=[.D18]/[.E18]" office:value-type="float" office:value="2.20710784313726" calcext:value-type="float">
            <text:p>2.2071078431</text:p>
          </table:table-cell>
          <table:table-cell table:formula="of:=[.$H$3]/[.H18]" office:value-type="float" office:value="0.772344532897349" calcext:value-type="float">
            <text:p>0.772344532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.12" calcext:value-type="float">
            <text:p>158.12</text:p>
          </table:table-cell>
          <table:table-cell office:value-type="float" office:value="180.04" calcext:value-type="float">
            <text:p>180.04</text:p>
          </table:table-cell>
          <table:table-cell office:value-type="float" office:value="42.18" calcext:value-type="float">
            <text:p>42.18</text:p>
          </table:table-cell>
          <table:table-cell office:value-type="float" office:value="4.75" calcext:value-type="float">
            <text:p>4.75</text:p>
          </table:table-cell>
          <table:table-cell office:value-type="float" office:value="-6.34" calcext:value-type="float">
            <text:p>-6.34</text:p>
          </table:table-cell>
          <table:table-cell/>
          <table:table-cell table:style-name="Default" table:formula="of:=[.D19]/[.E19]" office:value-type="float" office:value="8.88" calcext:value-type="float">
            <text:p>8.88</text:p>
          </table:table-cell>
          <table:table-cell table:formula="of:=[.$H$3]/[.H19]" office:value-type="float" office:value="0.191964828396612" calcext:value-type="float">
            <text:p>0.1919648284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186.5" calcext:value-type="float">
            <text:p>186.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-90" calcext:value-type="float">
            <text:p>-90</text:p>
          </table:table-cell>
          <table:table-cell/>
          <table:table-cell table:style-name="Default" table:formula="of:=[.D20]/[.E20]" office:value-type="float" office:value="1.31578947368421" calcext:value-type="float">
            <text:p>1.3157894737</text:p>
          </table:table-cell>
          <table:table-cell table:formula="of:=[.$H$3]/[.H20]" office:value-type="float" office:value="1.29553223388306" calcext:value-type="float">
            <text:p>1.295532233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.03" calcext:value-type="float">
            <text:p>34.03</text:p>
          </table:table-cell>
          <table:table-cell office:value-type="float" office:value="175.14" calcext:value-type="float">
            <text:p>175.14</text:p>
          </table:table-cell>
          <table:table-cell office:value-type="float" office:value="27.23" calcext:value-type="float">
            <text:p>27.23</text:p>
          </table:table-cell>
          <table:table-cell office:value-type="float" office:value="6.28" calcext:value-type="float">
            <text:p>6.28</text:p>
          </table:table-cell>
          <table:table-cell office:value-type="float" office:value="-19.18" calcext:value-type="float">
            <text:p>-19.18</text:p>
          </table:table-cell>
          <table:table-cell/>
          <table:table-cell table:style-name="Default" table:formula="of:=[.D21]/[.E21]" office:value-type="float" office:value="4.3359872611465" calcext:value-type="float">
            <text:p>4.3359872611</text:p>
          </table:table-cell>
          <table:table-cell table:formula="of:=[.$H$3]/[.H21]" office:value-type="float" office:value="0.393139456713068" calcext:value-type="float">
            <text:p>0.3931394567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3.1" calcext:value-type="float">
            <text:p>153.1</text:p>
          </table:table-cell>
          <table:table-cell office:value-type="float" office:value="170.49" calcext:value-type="float">
            <text:p>170.49</text:p>
          </table:table-cell>
          <table:table-cell office:value-type="float" office:value="44.28" calcext:value-type="float">
            <text:p>44.28</text:p>
          </table:table-cell>
          <table:table-cell office:value-type="float" office:value="4.98" calcext:value-type="float">
            <text:p>4.98</text:p>
          </table:table-cell>
          <table:table-cell office:value-type="float" office:value="-5.71" calcext:value-type="float">
            <text:p>-5.71</text:p>
          </table:table-cell>
          <table:table-cell/>
          <table:table-cell table:style-name="Default" table:formula="of:=[.D22]/[.E22]" office:value-type="float" office:value="8.89156626506024" calcext:value-type="float">
            <text:p>8.8915662651</text:p>
          </table:table-cell>
          <table:table-cell table:formula="of:=[.$H$3]/[.H22]" office:value-type="float" office:value="0.191715118050731" calcext:value-type="float">
            <text:p>0.191715118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.14" calcext:value-type="float">
            <text:p>320.14</text:p>
          </table:table-cell>
          <table:table-cell office:value-type="float" office:value="142.25" calcext:value-type="float">
            <text:p>142.25</text:p>
          </table:table-cell>
          <table:table-cell office:value-type="float" office:value="48.14" calcext:value-type="float">
            <text:p>48.14</text:p>
          </table:table-cell>
          <table:table-cell office:value-type="float" office:value="4.05" calcext:value-type="float">
            <text:p>4.05</text:p>
          </table:table-cell>
          <table:table-cell office:value-type="float" office:value="-6.58" calcext:value-type="float">
            <text:p>-6.58</text:p>
          </table:table-cell>
          <table:table-cell/>
          <table:table-cell table:style-name="Default" table:formula="of:=[.D23]/[.E23]" office:value-type="float" office:value="11.8864197530864" calcext:value-type="float">
            <text:p>11.8864197531</text:p>
          </table:table-cell>
          <table:table-cell table:formula="of:=[.$H$3]/[.H23]" office:value-type="float" office:value="0.143411364529617" calcext:value-type="float">
            <text:p>0.143411364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4.54" calcext:value-type="float">
            <text:p>504.54</text:p>
          </table:table-cell>
          <table:table-cell office:value-type="float" office:value="82.69" calcext:value-type="float">
            <text:p>82.69</text:p>
          </table:table-cell>
          <table:table-cell office:value-type="float" office:value="7.84" calcext:value-type="float">
            <text:p>7.84</text:p>
          </table:table-cell>
          <table:table-cell office:value-type="float" office:value="6.28" calcext:value-type="float">
            <text:p>6.28</text:p>
          </table:table-cell>
          <table:table-cell office:value-type="float" office:value="-11.31" calcext:value-type="float">
            <text:p>-11.31</text:p>
          </table:table-cell>
          <table:table-cell/>
          <table:table-cell table:style-name="Default" table:formula="of:=[.D24]/[.E24]" office:value-type="float" office:value="1.2484076433121" calcext:value-type="float">
            <text:p>1.2484076433</text:p>
          </table:table-cell>
          <table:table-cell table:formula="of:=[.$H$3]/[.H24]" office:value-type="float" office:value="1.36545757733378" calcext:value-type="float">
            <text:p>1.3654575773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7.18" calcext:value-type="float">
            <text:p>567.18</text:p>
          </table:table-cell>
          <table:table-cell office:value-type="float" office:value="6.99" calcext:value-type="float">
            <text:p>6.99</text:p>
          </table:table-cell>
          <table:table-cell office:value-type="float" office:value="16.27" calcext:value-type="float">
            <text:p>16.27</text:p>
          </table:table-cell>
          <table:table-cell office:value-type="float" office:value="7.14" calcext:value-type="float">
            <text:p>7.14</text:p>
          </table:table-cell>
          <table:table-cell office:value-type="float" office:value="-20.56" calcext:value-type="float">
            <text:p>-20.56</text:p>
          </table:table-cell>
          <table:table-cell/>
          <table:table-cell table:style-name="Default" table:formula="of:=[.D25]/[.E25]" office:value-type="float" office:value="2.27871148459384" calcext:value-type="float">
            <text:p>2.2787114846</text:p>
          </table:table-cell>
          <table:table-cell table:formula="of:=[.$H$3]/[.H25]" office:value-type="float" office:value="0.748075255549853" calcext:value-type="float">
            <text:p>0.748075255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8" calcext:value-type="float">
            <text:p>388</text:p>
          </table:table-cell>
          <table:table-cell office:value-type="float" office:value="12.5" calcext:value-type="float">
            <text:p>12.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" calcext:value-type="float">
            <text:p>0</text:p>
          </table:table-cell>
          <table:table-cell/>
          <table:table-cell table:style-name="Default" table:formula="of:=[.D26]/[.E26]" office:value-type="float" office:value="1.91304347826087" calcext:value-type="float">
            <text:p>1.9130434783</text:p>
          </table:table-cell>
          <table:table-cell table:formula="of:=[.$H$3]/[.H26]" office:value-type="float" office:value="0.891065830721003" calcext:value-type="float">
            <text:p>0.8910658307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7:12:12.016145000</dc:date>
    <meta:editing-duration>PT13H18M25S</meta:editing-duration>
    <meta:editing-cycles>2</meta:editing-cycles>
    <meta:generator>LibreOffice/5.0.4.2$MacOSX_X86_64 LibreOffice_project/2b9802c1994aa0b7dc6079e128979269cf95bc78</meta:generator>
    <meta:document-statistic meta:table-count="1" meta:cell-count="198" meta:object-count="0"/>
  </office:meta>
</office:document-meta>
</file>